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officeooo:rsid="0019391f" officeooo:paragraph-rsid="0019391f" style:font-size-asian="10.5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P3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6pt" officeooo:rsid="00197722" officeooo:paragraph-rsid="00197722" style:font-size-asian="14pt" style:font-size-complex="16pt"/>
    </style:style>
    <style:style style:name="P4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T1" style:family="text">
      <style:text-properties style:font-name="Times New Roman" fo:font-size="12pt" officeooo:rsid="0019391f" style:font-size-asian="10.5pt" style:font-size-complex="12pt"/>
    </style:style>
    <style:style style:name="T2" style:family="text">
      <style:text-properties style:font-name="Times New Roman" fo:font-size="12pt" officeooo:rsid="00197722" style:font-size-asian="10.5pt" style:font-size-complex="12pt"/>
    </style:style>
    <style:style style:name="T3" style:family="text">
      <style:text-properties style:font-name="Times New Roman" fo:font-size="12pt" officeooo:rsid="001a2c2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ltra Rough Day</text:p>
      <text:p text:style-name="P1"/>
      <text:p text:style-name="P2"><text:span text:style-name="T1"><text:tab/></text:span><text:span text:style-name="T2">I though I would get a lot more done. <text:s/>The assignment seemed easy enough. <text:s/>I just needed to create several templates and connect everything together. <text:s/>But every few minutes I would get lost in the sea of files that Django uses.</text:span></text:p>
      <text:p text:style-name="P2"><text:span text:style-name="T2"><text:tab/></text:span><text:span text:style-name="T3">Very slowly, I resolved my problems until I finally finished. <text:s/>I had to stay two hours later to complete this story and it was only the first one! <text:s/>Getting started with Django is insanely har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6:40:34.790000000</meta:creation-date>
    <meta:editing-duration>PT4M53S</meta:editing-duration>
    <meta:editing-cycles>4</meta:editing-cycles>
    <meta:generator>LibreOffice/6.4.0.3$Windows_X86_64 LibreOffice_project/b0a288ab3d2d4774cb44b62f04d5d28733ac6df8</meta:generator>
    <dc:date>2020-02-11T18:15:30.488000000</dc:date>
    <meta:document-statistic meta:table-count="0" meta:image-count="0" meta:object-count="0" meta:page-count="1" meta:paragraph-count="3" meta:word-count="79" meta:character-count="437" meta:non-whitespace-character-count="354"/>
    <meta:template xlink:type="simple" xlink:actuate="onRequest" xlink:title="Blank Page Template" xlink:href="../../../../AppData/Roaming/LibreOffice/4/user/template/Blank%20Page%20Template.ott" meta:date="2020-02-10T16:40:33.435000000"/>
  </office:meta>
</office:document-meta>
</file>